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d5a" officeooo:paragraph-rsid="001de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uni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0:17:02.348498000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3.7.2$MacOSX_X86_64 LibreOffice_project/6b8ed514a9f8b44d37a1b96673cbbdd077e24059</meta:generator>
  </office:meta>
</office:document-meta>
</file>